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LISTPROJECTS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ListProjects</text:p>
      <text:p text:style-name="Standard"/>
      <text:list text:style-name="L1" text:continue-numbering="true">
        <text:list-item>
          <text:p text:style-name="P9">Datos</text:p>
        </text:list-item>
      </text:list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7"><text:span text:style-name="T1">&lt;listprojects/&gt;</text:span></text:p>
      <text:p text:style-name="P10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0"/>
      <text:p text:style-name="P11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2">David Cuadrado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36:46</dc:date>
    <dc:language>es-CO</dc:language>
    <meta:editing-cycles>60</meta:editing-cycles>
    <meta:editing-duration>PT35M54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2" meta:word-count="51" meta:character-count="368"/>
  </office:meta>
</office:document-meta>
</file>